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hn's User Feedback:</text:p>
      <text:p text:style-name="Standard"/>
      <text:p text:style-name="Standard">Method used to get feedback</text:p>
      <text:list xml:id="list7022962711439333930" text:style-name="L1">
        <text:list-item>
          <text:p text:style-name="P1">Informal analysis, I asked each of the four people individually however it was in a group setting so there still may have been some groupthink or influence by other members of the group. <text:s/>I didn't give any specific information because I wanted to see how they responded as though they were going into it blind. <text:s/>The only information given was about the task itself, such as that we were developing a website as a group and wanted honest feedback and criticism about the layout, design, and flow.</text:p>
        </text:list-item>
      </text:list>
      <text:p text:style-name="Standard">Artifacts Given</text:p>
      <text:list xml:id="list5919438765865021814" text:style-name="L2">
        <text:list-item>
          <text:p text:style-name="P2">I allowed my users to test the current GIT version of our website product. <text:s/>Some of the UI elements are not in line with our current version however the feedback is still valuable because it gives us a direction to work towards and things to consider. <text:s/>I think it would be beneficial to do this again later with the more updated versions of the UI.</text:p>
        </text:list-item>
      </text:list>
      <text:p text:style-name="Standard">Feedback Given and Assessment</text:p>
      <text:list xml:id="list5702298771680784585" text:style-name="L3">
        <text:list-item>
          <text:p text:style-name="P3">I didn't get a lot of feedback from the users, I think they were attempting to not appear too critical since they were all people all I know and most of the feedback was positive and simple. The only verbal criticisms I received were about the monotone color scheme, that it felt a bit “flat,” and even that took some prying to get out. <text:s/>Most of the feedback received were positive single words like “Good” “Nice” and “I like it.” </text:p>
        </text:list-item>
        <text:list-item>
          <text:p text:style-name="P3">I did managed to pick up on some non-verbal feedback. Watching them interact with it they seemed to go through the order of the pages in sequence of the navigation, their eyes seemed to be darting around the pages and they also seemed to go through each page rather quickly, not sure if they were actually reading the information. <text:s/>This leads me to believe that they may be lacking a clear visual focus point. <text:s/>Perhaps making some of the most important bits on each page stand out more from the others could help draw attention to and highlighting the most important piece of information on each page. <tex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Bell</meta:initial-creator>
    <meta:creation-date>2018-04-21T11:03:30.13</meta:creation-date>
    <meta:document-statistic meta:table-count="0" meta:image-count="0" meta:object-count="0" meta:page-count="1" meta:paragraph-count="8" meta:word-count="357" meta:character-count="1973"/>
    <dc:date>2018-04-21T11:17:31.76</dc:date>
    <dc:creator>John Bell</dc:creator>
    <meta:editing-duration>PT14M2S</meta:editing-duration>
    <meta:editing-cycles>1</meta:editing-cycles>
    <meta:generator>OpenOffice/4.1.2$Win32 OpenOffice.org_project/412m3$Build-9782</meta:generator>
  </office:meta>
</office:document-meta>
</file>